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paragraph-properties fo:text-align="center" style:justify-single-word="false"/>
      <style:text-properties officeooo:paragraph-rsid="0007dcbd"/>
    </style:style>
    <style:style style:name="P2" style:family="paragraph" style:parent-style-name="Text_20_body">
      <style:text-properties officeooo:paragraph-rsid="0007dcbd"/>
    </style:style>
    <style:style style:name="P3" style:family="paragraph" style:parent-style-name="Text_20_body">
      <style:paragraph-properties fo:text-align="center" style:justify-single-word="false"/>
      <style:text-properties officeooo:paragraph-rsid="0007dcbd"/>
    </style:style>
    <style:style style:name="T1" style:family="text">
      <style:text-properties officeooo:rsid="00064a0c"/>
    </style:style>
    <style:style style:name="T2" style:family="text">
      <style:text-properties officeooo:rsid="0007d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2" text:outline-level="2">🧩 ¿Qué es el ADN?</text:h>
      <text:p text:style-name="Text_20_body"><text:span text:style-name="Emphasis">(Una exploración conceptual desde la biología hacia la arquitectura de sistemas inteligentes)</text:span></text:p>
      <text:p text:style-name="Text_20_body"><text:span text:style-name="Emphasis"/></text:p>
      <text:p text:style-name="Horizontal_20_Line"><text:span text:style-name="Emphasis"/></text:p>
      <text:p text:style-name="P3"><text:span text:style-name="Emphasis"><text:span text:style-name="T2">"Antes de que un cuerpo respire, </text:span></text:span></text:p>
      <text:p text:style-name="P3"><text:span text:style-name="Emphasis"><text:span text:style-name="T2">antes de que un corazón palpite o una célula despierte, </text:span></text:span></text:p>
      <text:p text:style-name="P3"><text:span text:style-name="Emphasis"><text:span text:style-name="T2">ya hay una historia escrita en silencio.<text:line-break/>No está escrita con tinta ni palabras, sino con un alfabeto más antiguo que el lenguaje, </text:span></text:span></text:p>
      <text:p text:style-name="P3"><text:span text:style-name="Emphasis"><text:span text:style-name="T2">más preciso que el pensamiento.<text:line-break/>Cada ser que nace, cada hoja que brota, cada criatura que se mueve sobre la tierra, </text:span></text:span></text:p>
      <text:p text:style-name="P3"><text:span text:style-name="Emphasis"><text:span text:style-name="T2">lo hace siguiendo un texto invisible que late en lo más profundo de su ser.</text:span></text:span></text:p>
      <text:p text:style-name="P1"><text:span text:style-name="Emphasis">Ese texto es el ADN.<text:line-break/>Una voz que no habla, pero que construye.<text:line-break/>Un plano que no se ve, pero que organiza todo lo que somos.</text:span></text:p>
      <text:p text:style-name="P3"><text:span text:style-name="Emphasis"><text:span text:style-name="T2">Este laboratorio es una invitación a descifrar el misterio de esa memoria primordial.<text:line-break/>A entender cómo la vida no solo respira, sino que </text:span></text:span><text:span text:style-name="Strong_20_Emphasis"><text:span text:style-name="T2">recuerda</text:span></text:span><text:span text:style-name="Emphasis"><text:span text:style-name="T2">.<text:line-break/>Cómo cada organismo es la manifestación de una información codificada,<text:line-break/>y cómo esa información, conduce el baile sagrado de la existencia."</text:span></text:span></text:p>
      <text:p text:style-name="P2"><text:span text:style-name="Emphasis"/></text:p>
      <text:p text:style-name="Horizontal_20_Line"/>
      <text:h text:style-name="Heading_20_3" text:outline-level="3"/>
      <text:h text:style-name="Heading_20_3" text:outline-level="3">1. El ADN: una primera aproximación</text:h>
      <text:p text:style-name="Text_20_body">El ADN, ácido desoxirribonucleico, es una molécula presente en todos los organismos vivos. Se encuentra principalmente en el núcleo de las células y contiene la información necesaria para construir, mantener y reproducir un ser vivo.</text:p>
      <text:p text:style-name="Text_20_body">Decimos que el ADN es <text:span text:style-name="Strong_20_Emphasis">“portador de información”</text:span> porque en él reside el conjunto de instrucciones que determina cómo se forma un cuerpo, cómo funciona una célula, cómo se organiza un organismo completo. Sin esa información, la vida, tal como la conocemos, no podría existir.</text:p>
      <text:p text:style-name="Text_20_body">Desde una perspectiva funcional, el ADN es el plano de ensamblaje de todo ser vivo. Sin embargo, no es un plano estático: su lectura se activa, se regula, se silencia o se intensifica según las condiciones del entorno y del desarrollo del organismo.</text:p>
      <text:p text:style-name="Quotations"><text:span text:style-name="Emphasis">El ADN es el lenguaje silencioso en el que la vida escribe sus criaturas.</text:span></text:p>
      <text:p text:style-name="Horizontal_20_Line"><text:soft-page-break/></text:p>
      <text:h text:style-name="Heading_20_3" text:outline-level="3">2. El carácter codificado del ADN</text:h>
      <text:p text:style-name="Text_20_body">El ADN no contiene imágenes, ni conceptos humanos, ni ideas. No hay dibujos de ojos, ni fórmulas para construir alas, ni instrucciones en castellano. Contiene una <text:span text:style-name="Strong_20_Emphasis">secuencia codificada</text:span> de bases (A, T, C, G) que forman palabras biológicas que solo tienen sentido dentro del sistema que las interpreta: la célula.</text:p>
      <text:p text:style-name="Text_20_body">Las células no "leen" el ADN como si fueran conscientes. No entienden su contenido. <text:span text:style-name="Strong_20_Emphasis">Ejecutan instrucciones</text:span> codificadas, como una computadora ejecuta un programa. Cada gen es como una subrutina, y el organismo completo es el resultado de una coreografía precisa, repetida generación tras generación.</text:p>
      <text:p text:style-name="Text_20_body">Por eso, <text:span text:style-name="Strong_20_Emphasis">decimos que el ADN no se interpreta, se ejecuta</text:span>. Es código vivo, no pensamiento.</text:p>
      <text:p text:style-name="Horizontal_20_Line"/>
      <text:h text:style-name="Heading_20_3" text:outline-level="3">3. El ADN y la identidad del individuo</text:h>
      <text:p text:style-name="Text_20_body">El ADN define lo que somos. Determina la arquitectura de nuestro cuerpo, nuestras capacidades físicas, la estructura del cerebro, la forma de nuestras manos, incluso muchas tendencias de comportamiento.</text:p>
      <text:p text:style-name="Text_20_body">Pero este código <text:span text:style-name="Strong_20_Emphasis">no se copia</text:span> de un ser a otro como un duplicado exacto. Se <text:span text:style-name="Strong_20_Emphasis">reproduce con variaciones</text:span>. Hay recombinación, mutaciones, ajustes. Cada nuevo ser que nace lleva consigo una nueva versión del libro, una que nunca antes había sido escrita.</text:p>
      <text:p text:style-name="Quotations"><text:span text:style-name="Emphasis">Cada individuo es una edición única de una historia eterna.</text:span></text:p>
      <text:p text:style-name="Text_20_body">Este punto es esencial para la idea de un <text:span text:style-name="Strong_20_Emphasis">sistema inteligente basado en individuos</text:span>.<text:line-break/>Porque si cada ser es una configuración diferente del ADN, entonces <text:span text:style-name="Strong_20_Emphasis">cada nuevo individuo representa un nodo diferente en el proceso de exploración de soluciones</text:span>.<text:line-break/>No hay dos iguales.<text:line-break/>Cada uno intenta algo que nunca antes fue intentado.</text:p>
      <text:p text:style-name="Text_20_body">Por eso afirmamos:</text:p>
      <text:p text:style-name="Quotations"><text:span text:style-name="Strong_20_Emphasis">Cada nuevo individuo puede ser considerado una nueva especie.</text:span><text:line-break/><text:span text:style-name="Strong_20_Emphasis">Cada nodo del árbol de pensamiento de la vida es único.</text:span></text:p>
      <text:p text:style-name="Text_20_body">Así es como la vida avanza: no repitiendo, sino creando. No regresando, sino explorando.<text:line-break/>Y su inteligencia consiste en la manera en que estas variaciones son probadas, seleccionadas y retenidas.</text:p>
      <text:p text:style-name="Horizontal_20_Line"/>
      <text:h text:style-name="Heading_20_3" text:outline-level="3">4. <text:span text:style-name="T1">Algo mas</text:span></text:h>
      <text:p text:style-name="Text_20_body">Durante décadas, hemos pensado en el ADN como un simple manual para construir cuerpos.<text:line-break/>Pero esa visión se ha mostrado incompleta.</text:p>
      <text:p text:style-name="Text_20_body"><text:soft-page-break/>Mucho del ADN <text:span text:style-name="Strong_20_Emphasis">no parece codificar proteínas</text:span>, y sin embargo está presente. Algunas regiones regulan, otras se silencian, otras se activan en momentos específicos. La epigenética, los patrones de expresión, los silencios programados: todo esto indica que el ADN <text:span text:style-name="Strong_20_Emphasis">es más que un plano de piezas</text:span>.</text:p>
      <text:p text:style-name="Text_20_body">Entonces, ¿es posible que el ADN contenga otra clase de información?<text:line-break/>¿Podría estar funcionando como un <text:span text:style-name="Strong_20_Emphasis">dispositivo de memoria</text:span>, más allá del cuerpo?</text:p>
      <text:p text:style-name="Text_20_body">En este laboratorio lo proponemos como una <text:span text:style-name="Strong_20_Emphasis">memoria lógica</text:span>: una estructura capaz de <text:span text:style-name="Strong_20_Emphasis">almacenar el estado de un proceso</text:span>, y de ser utilizada por un sistema inteligente que no necesita comprender su contenido para actuar sobre él.<text:line-break/>Igual que la célula no entiende el ADN, pero lo usa.<text:line-break/>Igual que una máquina no comprende los datos, pero los transforma.</text:p>
      <text:p text:style-name="Text_20_body"><text:span text:style-name="Strong_20_Emphasis"/></text:p>
      <text:p text:style-name="Horizontal_20_Line"><text:span text:style-name="Strong_20_Emphasis"/></text:p>
      <text:p text:style-name="P3"><text:span text:style-name="Strong_20_Emphasis"><text:span text:style-name="T2">"</text:span></text:span><text:span text:style-name="Emphasis"><text:span text:style-name="T2">Ahora sabemos que el ADN no es solo una sustancia, ni un manual de instrucciones biológicas.<text:line-break/>Es una arquitectura invisible que sostiene la continuidad de la vida.<text:line-break/>Una estructura lógica que permite que cada ser nacido lleve consigo el eco de quienes lo precedieron,<text:line-break/>y al mismo tiempo, el germen de algo que nunca ha sido visto.</text:span></text:span></text:p>
      <text:p text:style-name="P1"><text:span text:style-name="Emphasis">En su silencio, el ADN guarda el murmullo de millones de generaciones.<text:line-break/>Es la memoria de la especie,<text:line-break/>pero también la posibilidad de su transformación.</text:span></text:p>
      <text:p text:style-name="P1"><text:span text:style-name="Emphasis">Y si la vida es un sistema inteligente,<text:line-break/>el ADN es su primer acto de lucidez:<text:line-break/>una forma de recordar sin comprender,<text:line-break/>de avanzar sin mirar atrás,<text:line-break/>de explorar la infinitud mediante combinaciones finitas.</text:span></text:p>
      <text:p text:style-name="P3"><text:span text:style-name="Emphasis"><text:span text:style-name="T2">Así comienza nuestra exploración:<text:line-break/>no con respuestas, sino con un código.<text:line-break/>No con certezas, sino con una clave.<text:line-break/>Y como toda clave, espera ser usada… para abrir algo más.</text:span></text:span><text:span text:style-name="Strong_20_Emphasis"><text:span text:style-name="T2">"</text:span></text:span></text:p>
      <text:p text:style-name="Horizontal_20_Line"><text:span text:style-name="Strong_20_Emphasi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7T17:37:46.377000000</meta:creation-date>
    <dc:date>2025-07-29T11:20:13.694000000</dc:date>
    <meta:editing-duration>PT29M36S</meta:editing-duration>
    <meta:editing-cycles>3</meta:editing-cycles>
    <meta:generator>LibreOffice/7.3.5.2$Windows_X86_64 LibreOffice_project/184fe81b8c8c30d8b5082578aee2fed2ea847c01</meta:generator>
    <meta:document-statistic meta:table-count="0" meta:image-count="0" meta:object-count="0" meta:page-count="3" meta:paragraph-count="35" meta:word-count="913" meta:character-count="5478" meta:non-whitespace-character-count="4596"/>
  </office:meta>
</office:document-meta>
</file>